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00ff"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ff66" draw:textarea-horizontal-align="center" draw:textarea-vertical-align="middle"/>
    </style:style>
    <style:style style:name="gr6"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7" style:family="graphic" style:parent-style-name="standard">
      <style:graphic-properties draw:stroke="none" svg:stroke-color="#000000" draw:fill="none" draw:fill-color="#ffffff" fo:min-height="25.94cm"/>
    </style:style>
    <style:style style:name="gr8" style:family="graphic" style:parent-style-name="standard">
      <style:graphic-properties draw:stroke="none" svg:stroke-color="#000000" draw:fill="none" draw:fill-color="#ffffff" fo:min-height="25.15cm"/>
    </style:style>
    <style:style style:name="P1" style:family="paragraph">
      <style:paragraph-properties fo:text-align="center"/>
    </style:style>
    <style:style style:name="P2" style:family="paragraph">
      <style:paragraph-properties fo:text-align="start"/>
    </style:style>
    <style:style style:name="T1"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rect draw:style-name="gr1" draw:text-style-name="P1" xml:id="id4" draw:id="id4" draw:layer="layout" svg:width="18.415cm" svg:height="4.445cm" svg:x="2.27cm" svg:y="10.525cm">
          <text:p/>
        </draw:rect>
        <draw:rect draw:style-name="gr2" draw:text-style-name="P1" xml:id="id1" draw:id="id1" draw:layer="layout" svg:width="4.445cm" svg:height="1.905cm" svg:x="2.27cm" svg:y="1.635cm">
          <text:p text:style-name="P1"><text:s/>Medical Data</text:p>
          <text:p text:style-name="P1">Jsp Page</text:p>
        </draw:rect>
        <draw:rect draw:style-name="gr2" draw:text-style-name="P1" xml:id="id3" draw:id="id3" draw:layer="layout" svg:width="6.985cm" svg:height="2.54cm" svg:x="7.985cm" svg:y="6.08cm">
          <text:p text:style-name="P1">StrustAction<text:line-break/>or<text:line-break/>JSP / Pojo UI Bean</text:p>
        </draw:rect>
        <draw:rect draw:style-name="gr2" draw:text-style-name="P1" xml:id="id6" draw:id="id6" draw:layer="layout" svg:width="12.065cm" svg:height="3.175cm" svg:x="7.985cm" svg:y="11.16cm">
          <text:p text:style-name="P2">MyOscarMedicalDataManager</text:p>
          <text:list text:style-name="L1">
            <text:list-item>
              <text:p text:style-name="P2">Data Logging</text:p>
            </text:list-item>
            <text:list-item>
              <text:p text:style-name="P2">Data Serialisation / deserialisation</text:p>
            </text:list-item>
            <text:list-item>
              <text:p text:style-name="P2">Patient Verification Level check</text:p>
            </text:list-item>
          </text:list>
        </draw:rect>
        <draw:rect draw:style-name="gr2" draw:text-style-name="P1" xml:id="id7" draw:id="id7" draw:layer="layout" svg:width="12.065cm" svg:height="2.54cm" svg:x="7.985cm" svg:y="17.51cm">
          <text:p text:style-name="P2">MyOscarServerWebServicesManager</text:p>
        </draw:rect>
        <draw:rect draw:style-name="gr2" draw:text-style-name="P1" xml:id="id5" draw:id="id5" draw:layer="layout" svg:width="6.985cm" svg:height="2.54cm" svg:x="23.86cm" svg:y="4.81cm">
          <text:p text:style-name="P1">Background Threads</text:p>
        </draw:rect>
        <draw:connector draw:style-name="gr3" draw:text-style-name="P1" draw:layer="layout" draw:type="line" svg:x1="6.715cm" svg:y1="2.587cm" svg:x2="8.62cm" svg:y2="2.587cm" draw:start-shape="id1" draw:end-shape="id2" svg:d="m6715 2587h1905">
          <text:p/>
        </draw:connector>
        <draw:connector draw:style-name="gr3" draw:text-style-name="P1" draw:layer="layout" draw:type="line" svg:x1="11.477cm" svg:y1="8.62cm" svg:x2="11.477cm" svg:y2="10.525cm" draw:start-shape="id3" draw:start-glue-point="2" draw:end-shape="id4" draw:end-glue-point="0" svg:d="m11477 8620v1905">
          <text:p/>
        </draw:connector>
        <draw:connector draw:style-name="gr3" draw:text-style-name="P1" draw:layer="layout" draw:type="line" svg:x1="27.352cm" svg:y1="7.35cm" svg:x2="11.477cm" svg:y2="10.525cm" draw:start-shape="id5" draw:start-glue-point="2" draw:end-shape="id4" draw:end-glue-point="0" svg:d="m27352 7350-15875 3175">
          <text:p/>
        </draw:connector>
        <draw:connector draw:style-name="gr3" draw:text-style-name="P1" draw:layer="layout" draw:type="line" svg:x1="14.017cm" svg:y1="14.335cm" svg:x2="14.017cm" svg:y2="17.51cm" draw:start-shape="id6" draw:end-shape="id7" draw:end-glue-point="0" svg:d="m14017 14335v3175">
          <text:p/>
        </draw:connector>
        <draw:custom-shape draw:style-name="gr4" draw:text-style-name="P1" xml:id="id9" draw:id="id9" draw:layer="layout" svg:width="3.175cm" svg:height="4.445cm" svg:x="29.575cm" svg:y="10.525cm">
          <text:p text:style-name="P1">Oscar<text:line-break/>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2" draw:text-style-name="P1" xml:id="id8" draw:id="id8" draw:layer="layout" svg:width="4.445cm" svg:height="1.905cm" svg:x="23.225cm" svg:y="11.795cm">
          <text:p text:style-name="P1">DAO's</text:p>
        </draw:rect>
        <draw:connector draw:style-name="gr3" draw:text-style-name="P1" draw:layer="layout" draw:type="line" svg:x1="20.05cm" svg:y1="12.747cm" svg:x2="23.225cm" svg:y2="12.747cm" draw:start-shape="id6" draw:start-glue-point="1" draw:end-shape="id8" draw:end-glue-point="3" svg:d="m20050 12747h3175">
          <text:p/>
        </draw:connector>
        <draw:connector draw:style-name="gr3" draw:text-style-name="P1" draw:layer="layout" draw:type="line" svg:x1="27.67cm" svg:y1="12.747cm" svg:x2="29.575cm" svg:y2="12.748cm" draw:start-shape="id8" draw:start-glue-point="1" draw:end-shape="id9" draw:end-glue-point="6" svg:d="m27670 12747 1905 1">
          <text:p/>
        </draw:connector>
        <draw:connector draw:style-name="gr3" draw:text-style-name="P1" draw:layer="layout" draw:type="line" svg:x1="14.017cm" svg:y1="20.05cm" svg:x2="14.017cm" svg:y2="21.955cm" draw:start-shape="id7" draw:start-glue-point="2" draw:end-shape="id10" draw:end-glue-point="0" svg:d="m14017 20050v1905">
          <text:p/>
        </draw:connector>
        <draw:rect draw:style-name="gr5" draw:text-style-name="P1" xml:id="id10" draw:id="id10" draw:layer="layout" svg:width="6.985cm" svg:height="1.905cm" svg:x="10.525cm" svg:y="21.955cm">
          <text:p text:style-name="P1">MyOscar Server</text:p>
        </draw:rect>
        <draw:rect draw:style-name="gr2" draw:text-style-name="P1" draw:layer="layout" svg:width="5.08cm" svg:height="3.175cm" svg:x="2.905cm" svg:y="11.16cm">
          <text:p text:style-name="P1">Model to Xml<text:line-break/>Transformers</text:p>
        </draw:rect>
        <draw:rect draw:style-name="gr2" draw:text-style-name="P1" draw:layer="layout" svg:width="4.445cm" svg:height="1.905cm" svg:x="2.271cm" svg:y="1.636cm">
          <text:p text:style-name="P1"><text:s/>Medical Data</text:p>
          <text:p text:style-name="P1">Jsp Page</text:p>
        </draw:rect>
        <draw:rect draw:style-name="gr2" draw:text-style-name="P1" xml:id="id2" draw:id="id2" draw:layer="layout" svg:width="5.715cm" svg:height="1.905cm" svg:x="8.62cm" svg:y="1.635cm">
          <text:p text:style-name="P1">Verification Level</text:p>
          <text:p text:style-name="P1">Jsp Page</text:p>
        </draw:rect>
        <draw:connector draw:style-name="gr6" draw:text-style-name="P1" draw:layer="layout" draw:type="line" svg:x1="11.477cm" svg:y1="6.08cm" svg:x2="11.477cm" svg:y2="3.54cm" draw:start-shape="id3" draw:start-glue-point="0" draw:end-shape="id2" draw:end-glue-point="2" svg:d="m11477 6080v-2540">
          <text:p/>
        </draw:connector>
      </draw:page>
      <draw:page draw:name="page2" draw:style-name="dp1" draw:master-page-name="Default">
        <draw:frame draw:style-name="gr7" draw:layer="layout" svg:width="25.94cm" svg:height="26.19cm" svg:x="1cm" svg:y="1cm">
          <draw:text-box>
            <text:p><text:span text:style-name="T1">Jsp and UI logistics</text:span></text:p>
            <text:p/>
            <text:p>On pages with data that can be sent to MyOscar, to uniformly display and disable the send button use the following :</text:p>
            <text:p/>
            <text:p>MyOscarUtils.isVisibleMyOscarSendButton();</text:p>
            <text:p>MyOscarUtils.isMyOscarSendButtonEnabled();</text:p>
            <text:p/>
            <text:p>The button should be visible if the module is on, the button is disabled if the provider is not logged in or if the patient has no myoscar linked.</text:p>
            <text:p/>
            <text:p>All buttons should be called the same thing “Send To MyOscar” there is an entry in the strings table for this. </text:p>
            <text:p/>
            <text:p>The page should also have at the top a link to the myoscar verification page and level. See the top bar of the eChart screen for an example. </text:p>
            <text:p/>
            <text:p>The “send to myoscar” button should redirect the browser to a verification-level page for the patient. (We need to make one page for this, every button should call this page with proceed page and an abort page so it can continue or abort properly). On the verification page, it need to show the history of verifications for that patient. There should be an option to proceed regardless of the verification level. It is up to the provider to choose at that point if the verification level is sufficient or not.</text:p>
            <text:p/>
            <text:p>The JSP / Action / UI Beans should have almost no logic in it at all, it should simply call the <text:s/>MyOscarMedicalDataManager with the demographicId and the method appropriate for the data, i.e. <text:s/>MyOscarMedicalDataManager.sendImmunisations(phrAuthentication, demographicId).</text:p>
            <text:p/>
            <text:p/>
          </draw:text-box>
        </draw:frame>
      </draw:page>
      <draw:page draw:name="page3" draw:style-name="dp1" draw:master-page-name="Default">
        <draw:frame draw:style-name="gr8" draw:layer="layout" svg:width="33cm" svg:height="25.4cm" svg:x="1cm" svg:y="1cm">
          <draw:text-box>
            <text:p><text:span text:style-name="T1">MyoscarMedicalDataManager Logistcs</text:span></text:p>
            <text:p/>
            <text:list text:style-name="L1">
              <text:list-item>
                <text:p>We must track every time data is sent to or read from a remote system. Use RemoteDataLogDao to do that.</text:p>
              </text:list-item>
              <text:list-item>
                <text:p>We want to track the last ID and date of synchronisation so we can do incremental updates of new data. Use SendToPHRTrackingDao to do that.</text:p>
              </text:list-item>
            </text:list>
            <text:p/>
            <text:p>When we send data to the server it should generally be sent in the form of MedicalDataTransfer object (currently version 2 of the object, i.e. MedicalDataTransfer2). Look in the Transfer object as well as the model object for details about the fields i.e. MedicalDataTransfer2.java and MedicalData.java. The “completed” field is used to set if the piece of data is a working draft for a finished/signed piece of medical data. When the data is a working draft it is actually editable, once it's completed, it is not editable. There is a special call to set the Archived bit on medical data so you can still change that on completed items. Most data in Oscar will be completed so you should set completed=true.</text:p>
            <text:p/>
            <text:p>For sorting out what to send we have a few cases :</text:p>
            <text:list text:continue-numbering="true" text:style-name="L1">
              <text:list-item>
                <text:p>the data is read only (completed), we just send any items with date newer than the sentDatetime of this object for this person.</text:p>
              </text:list-item>
              <text:list-item>
                <text:p>The data is read write able, then you must distinguish between new items and previously edited items. A new item will have an ID greater than the lastObjectId. If the Id is less than the lastObjectId, then you know it's an update. If the item is mostly read only but is archiveable, then you must call the archive method for this item.</text:p>
                <text:p/>
              </text:list-item>
            </text:list>
            <text:p>In theory it is actually safe to send duplicate data as long as you're filling in the originalSourceId. It will use that ID to tell if it's received that piece of data before or not. If it has it will just ignore it. So, in theory if oscar's DB dies and we lose the tracking table or it's out of date for some reason, it's okay to just send based on what is in that table. The server will throw an error saying it's already been sent. We should not do this in general as it's a waste of CPU time and band width but maybe inevitable in some failure cases. We should log these thrown errors as it is an exceptional case. In general no duplicate data should ever be sent, in the exceptional cases, we will just know to expect entries in the error log while the system sorts itself out.</text:p>
            <text:p/>
          </draw:text-box>
        </draw:frame>
      </draw:page>
      <draw:page draw:name="page4" draw:style-name="dp1" draw:master-page-name="Default">
        <draw:frame draw:style-name="gr7" draw:layer="layout" svg:width="33cm" svg:height="26.19cm" svg:x="1cm" svg:y="1cm">
          <draw:text-box>
            <text:p><text:span text:style-name="T1">Model Object to Xml Transformers</text:span></text:p>
            <text:p/>
            <text:p>The MyOscar system takes medical data in XML format so a slew of transformers will have to be made to serialise and deserialise to and from XML.</text:p>
            <text:p/>
            <text:p>For the purposes of sending we only need to serialise to XML but shortly after when we start reading from MyOscar there will be a need for corresponding deserialise methods.</text:p>
            <text:p/>
            <text:p>To keep things encapsulated we should just make one object per data type (data type being a conceptual item so medications &amp; prescriptions may go into one).</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1-03T12:23:22</meta:creation-date>
    <meta:generator>LibreOffice/3.4$Unix LibreOffice_project/340m1$Build-402</meta:generator>
    <dc:date>2012-01-09T15:28:14</dc:date>
    <meta:editing-duration>PT1H28M39S</meta:editing-duration>
    <meta:editing-cycles>14</meta:editing-cycles>
    <meta:document-statistic meta:object-count="23"/>
  </office:meta>
</office:document-meta>
</file>